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c6ad" officeooo:paragraph-rsid="000bc6ad"/>
    </style:style>
    <style:style style:name="P2" style:family="paragraph" style:parent-style-name="Standard">
      <style:text-properties officeooo:paragraph-rsid="000bc6ad"/>
    </style:style>
    <style:style style:name="P3" style:family="paragraph" style:parent-style-name="Standard">
      <style:text-properties officeooo:rsid="000c62b7" officeooo:paragraph-rsid="000bc6ad"/>
    </style:style>
    <style:style style:name="P4" style:family="paragraph" style:parent-style-name="Standard">
      <style:text-properties officeooo:rsid="000c62b7" officeooo:paragraph-rsid="000c62b7"/>
    </style:style>
    <style:style style:name="P5" style:family="paragraph" style:parent-style-name="Standard">
      <style:text-properties officeooo:paragraph-rsid="000c62b7"/>
    </style:style>
    <style:style style:name="T1" style:family="text">
      <style:text-properties officeooo:rsid="000bc6ad"/>
    </style:style>
    <style:style style:name="T2" style:family="text">
      <style:text-properties officeooo:rsid="000c282b"/>
    </style:style>
    <style:style style:name="T3" style:family="text">
      <style:text-properties officeooo:rsid="000c62b7"/>
    </style:style>
    <style:style style:name="T4" style:family="text">
      <style:text-properties officeooo:rsid="000cde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orphyrographe : Nouvelles fonctionnalités pour l'été 2024<text:line-break/><text:line-break/>- un scénario<text:span text:style-name="T4"> complet</text:span> PG_full_scenario.csv contient toutes les variables possibles utilisées pour contrôler le PG.<text:line-break/>Tout scénario ne peut utiliser qu'un sous-ensemble de ces variables. Les variables supplémentaires ne seront pas prises en compte à moins qu'elles ne soient ajoutées au scénario complet et que PG ne soit recompilé après l'exécution du script PG_source_generator.py.<text:line-break/><text:line-break/>- les données de l'ancien fichier d'en-tête ont été réparties comme suit :<text:line-break/><text:tab/>- les données du projet (client/serveur UDP, caméras, shaders) ont été ajoutées aux scénarios après les scènes et avant les données déjà existantes<text:line-break/><text:tab/>- les variables du projet, telles que la position de l'écran, ont été ajoutées aux scénarios complets<text:line-break/><text:tab/>- les variables de structure telles que la taille de l'écran ont été placées dans un nouveau fichier d'inclusion pg-header.h avec d'autres constantes de pg-all_include.h<text:line-break/><text:line-break/>- le <text:span text:style-name="T4">script </text:span>PG_source_generator.py a principalement deux fonctions :<text:line-break/><text:tab/>- il génère du code C++ et du code glsl pour lier les variables C++ aux variables glsl dans les shaders<text:line-break/><text:tab/>- il produit une nouvelle version des scènes dans laquelle les variables sont classées dans le même ordre que dans les scénarios complets.<text:line-break/>Il n'est pas nécessaire de l'utiliser avant d'exécuter porphyrograph.<text:line-break/><text:line-break/>- Les modules C++ ont été réorganisés en fonction de fonctionnalités plus fines, toutes les variables et fonctions globales ont été renommées avec le préfixe pg_. Les énumérations ont été préfixées par pg_enum_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31T12:03:45.319000000</meta:creation-date>
    <dc:date>2024-07-31T13:23:26.158000000</dc:date>
    <meta:editing-duration>PT56M33S</meta:editing-duration>
    <meta:editing-cycles>3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1" meta:word-count="234" meta:character-count="1537" meta:non-whitespace-character-count="1295"/>
  </office:meta>
</office:document-meta>
</file>